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21:14:21.6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13T23:45:42.210000000</dc:date>
    <meta:editing-duration>P71DT17H48M53S</meta:editing-duration>
    <meta:editing-cycles>46</meta:editing-cycles>
    <meta:generator>LibreOffice/7.5.4.2$Windows_X86_64 LibreOffice_project/36ccfdc35048b057fd9854c757a8b67ec53977b6</meta:generator>
    <meta:document-statistic meta:table-count="3" meta:cell-count="1272" meta:object-count="0"/>
  </office:meta>
</office:document-meta>
</file>